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9.244cm" draw:shadow="hidden" loext:decorative="false"/>
      <style:paragraph-properties style:writing-mode="lr-tb"/>
    </style:style>
    <style:style style:name="gr2" style:family="graphic" style:parent-style-name="standard">
      <style:graphic-properties draw:stroke="none" svg:stroke-color="#3daee9" draw:fill="solid" draw:fill-color="#3daee9" draw:textarea-vertical-align="middle" loext:decorative="false"/>
    </style:style>
    <style:style style:name="gr3" style:family="graphic" style:parent-style-name="standard">
      <style:graphic-properties draw:stroke="none" svg:stroke-color="#000000" draw:fill="none" draw:fill-color="#ffffff" fo:min-height="2.134cm" loext:decorative="false"/>
      <style:paragraph-properties style:writing-mode="lr-tb"/>
    </style:style>
    <style:style style:name="gr4" style:family="graphic" style:parent-style-name="standard">
      <style:graphic-properties draw:stroke="none" svg:stroke-width="0.141cm" svg:stroke-color="#eeeeee" draw:marker-start-width="0.624cm" draw:marker-end-width="0.624cm" draw:fill="solid" draw:fill-color="#cfe7f5" draw:textarea-vertical-align="middle" fo:padding-top="0.195cm" fo:padding-bottom="0.195cm" fo:padding-left="0.32cm" fo:padding-right="0.32cm" loext:decorative="false"/>
    </style:style>
    <style:style style:name="gr5" style:family="graphic">
      <style:graphic-properties style:writing-mode="lr-tb" loext:decorative="false"/>
    </style:style>
    <style:style style:name="gr6" style:family="graphic">
      <style:graphic-properties loext:decorative="false"/>
    </style:style>
    <style:style style:name="gr7" style:family="graphic" style:parent-style-name="objectwithoutfill">
      <style:graphic-properties svg:stroke-width="0.353cm" svg:stroke-color="#3daee9" draw:marker-start-width="1.26cm" draw:marker-end-width="1.26cm" svg:stroke-linecap="round" draw:fill="none" draw:textarea-vertical-align="middle" fo:padding-top="0.301cm" fo:padding-bottom="0.301cm" fo:padding-left="0.426cm" fo:padding-right="0.426cm" loext:decorative="false"/>
    </style:style>
    <style:style style:name="gr8" style:family="graphic" style:parent-style-name="objectwithoutfill">
      <style:graphic-properties svg:stroke-width="0.353cm" svg:stroke-color="#3daee9" draw:marker-start-width="1.26cm" draw:marker-end-width="1.26cm" draw:stroke-linejoin="bevel" svg:stroke-linecap="round" draw:fill="none" draw:textarea-vertical-align="middle" fo:padding-top="0.301cm" fo:padding-bottom="0.301cm" fo:padding-left="0.426cm" fo:padding-right="0.426cm" loext:decorative="false"/>
    </style:style>
    <style:style style:name="gr9" style:family="graphic" style:parent-style-name="standard">
      <style:graphic-properties draw:stroke="none" svg:stroke-color="#000000" draw:fill="none" draw:fill-color="#ffffff" fo:min-height="1.423cm" loext:decorative="false"/>
      <style:paragraph-properties style:writing-mode="lr-tb"/>
    </style:style>
    <style:style style:name="gr10" style:family="graphic" style:parent-style-name="standard">
      <style:graphic-properties draw:stroke="none" draw:fill-color="#b2b2b2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fo:min-height="2.159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3daee9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solid" draw:fill-color="#cfe7f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b2b2b2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8.481cm" svg:height="9.494cm" svg:x="1cm" svg:y="1cm">
          <draw:text-box>
            <text:p text:style-name="P1"><text:span text:style-name="T1"/></text:p>
            <text:p>For a fine display in Qt must all elements create in openoffice.</text:p>
            <text:p/>
            <text:p>We need:</text:p>
            <text:p>Magnifier-circle-unckecked.png</text:p>
            <text:p>Magnifier-circle-unchecked-hover.png</text:p>
            <text:p>Magnifier-circle-checked.png</text:p>
            <text:p>Magnifier-circle-checked-hover.png</text:p>
            <text:p/>
            <text:p>If created then:</text:p>
            <text:p>Export ----&gt; png ----&gt; 24 Pixel</text:p>
            <text:p/>
          </draw:text-box>
        </draw:frame>
        <draw:circle draw:style-name="gr2" draw:text-style-name="P3" draw:layer="layout" svg:width="4.516cm" svg:height="4.516cm" svg:x="-5.605cm" svg:y="8.463cm">
          <text:p/>
        </draw:circle>
        <draw:frame draw:style-name="gr3" draw:text-style-name="P4" draw:layer="layout" svg:width="6.161cm" svg:height="2.384cm" svg:x="-6.448cm" svg:y="13.388cm">
          <draw:text-box>
            <text:p text:style-name="P1"><text:span text:style-name="T1">Circle hover</text:span></text:p>
            <text:p>Size: 128 points</text:p>
            <text:p>Color: gray4</text:p>
          </draw:text-box>
        </draw:frame>
        <draw:circle draw:name="Circle unchecked" draw:style-name="gr4" draw:text-style-name="P5" draw:layer="layout" svg:width="3.21cm" svg:height="3.21cm" svg:x="22.019cm" svg:y="0.487cm">
          <text:p/>
        </draw:circle>
        <draw:frame draw:style-name="gr3" draw:text-style-name="P2" draw:layer="layout" svg:width="6.296cm" svg:height="2.384cm" svg:x="21.457cm" svg:y="4.018cm">
          <draw:text-box>
            <text:p><text:span text:style-name="T1">Circle unchecked</text:span></text:p>
            <text:p>Size: 91 points</text:p>
            <text:p>Color: cfe7f5</text:p>
          </draw:text-box>
        </draw:frame>
        <draw:g draw:style-name="gr5">
          <draw:g draw:style-name="gr6">
            <draw:connector draw:style-name="gr7" draw:text-style-name="P6" xml:id="id1" draw:id="id1" draw:layer="layout" draw:type="line" svg:x1="22.624cm" svg:y1="8.242cm" svg:x2="23.494cm" svg:y2="9.226cm" svg:d="M22624 8242l870 984" svg:viewBox="0 0 871 985">
              <text:p/>
            </draw:connector>
            <draw:connector draw:style-name="gr8" draw:text-style-name="P6" draw:layer="layout" draw:type="line" svg:x1="23.494cm" svg:y1="9.226cm" svg:x2="24.244cm" svg:y2="7.477cm" draw:start-shape="id1" draw:start-glue-point="3" svg:d="M23494 9226l750-1749" svg:viewBox="0 0 751 1750">
              <text:p/>
            </draw:connector>
          </draw:g>
        </draw:g>
        <draw:frame draw:style-name="gr9" draw:text-style-name="P4" draw:layer="layout" svg:width="5.253cm" svg:height="1.673cm" svg:x="21.515cm" svg:y="10.037cm">
          <draw:text-box>
            <text:p text:style-name="P1"><text:span text:style-name="T1">Check</text:span></text:p>
            <text:p>Color: 3daee9</text:p>
          </draw:text-box>
        </draw:frame>
        <draw:circle draw:style-name="gr10" draw:text-style-name="P7" draw:layer="layout" svg:width="4.057cm" svg:height="4.057cm" svg:x="-5.483cm" svg:y="0.244cm">
          <text:p/>
        </draw:circle>
        <draw:frame draw:style-name="gr11" draw:text-style-name="P4" draw:layer="layout" svg:width="5.996cm" svg:height="2.409cm" svg:x="-6.31cm" svg:y="4.476cm">
          <draw:text-box>
            <text:p text:style-name="P1"><text:span text:style-name="T1">Circle border</text:span></text:p>
            <text:p>Size: 115 points</text:p>
            <text:p>Color: gray4</text:p>
          </draw:text-box>
        </draw:frame>
        <draw:rect draw:style-name="gr12" draw:text-style-name="P6" draw:layer="layout" svg:width="4.516cm" svg:height="4.516cm" svg:x="21.922cm" svg:y="12.559cm">
          <text:p/>
        </draw:rect>
        <draw:frame draw:style-name="gr3" draw:text-style-name="P2" draw:layer="layout" svg:width="16.003cm" svg:height="2.384cm" svg:x="21.299cm" svg:y="17.863cm">
          <draw:text-box>
            <text:p><text:span text:style-name="T1">Over this text is a empty and lineless widget</text:span></text:p>
            <text:p>Size: 128</text:p>
            <text:p>Color: None</text:p>
          </draw:text-box>
        </draw:frame>
        <draw:g draw:style-name="gr5">
          <draw:circle draw:style-name="gr2" draw:text-style-name="P3" draw:layer="layout" svg:width="4.06cm" svg:height="4.06cm" svg:x="8.95cm" svg:y="13.465cm">
            <text:p/>
          </draw:circle>
          <draw:circle draw:name="Circle unchecked" draw:style-name="gr4" draw:text-style-name="P5" draw:layer="layout" svg:width="3.21cm" svg:height="3.21cm" svg:x="9.375cm" svg:y="13.89cm">
            <text:p/>
          </draw:circle>
          <draw:g draw:style-name="gr5">
            <draw:g draw:style-name="gr6">
              <draw:connector draw:style-name="gr7" draw:text-style-name="P6" xml:id="id2" draw:id="id2" draw:layer="layout" draw:type="line" svg:x1="10.17cm" svg:y1="15.386cm" svg:x2="11.04cm" svg:y2="16.37cm" svg:d="M10170 15386l870 984" svg:viewBox="0 0 871 985">
                <text:p/>
              </draw:connector>
              <draw:connector draw:style-name="gr8" draw:text-style-name="P6" draw:layer="layout" draw:type="line" svg:x1="11.04cm" svg:y1="16.37cm" svg:x2="11.79cm" svg:y2="14.621cm" draw:start-shape="id2" draw:start-glue-point="3" svg:d="M11040 16370l750-1749" svg:viewBox="0 0 751 1750">
                <text:p/>
              </draw:connector>
            </draw:g>
          </draw:g>
        </draw:g>
        <draw:rect draw:style-name="gr12" draw:text-style-name="P6" draw:layer="layout" svg:width="4.516cm" svg:height="4.516cm" svg:x="8.722cm" svg:y="13.237cm">
          <text:p/>
        </draw:rect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roman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 Thin" svg:font-family="'Roboto Thin'" style:font-family-generic="system" style:font-pitch="variable"/>
    <style:font-face style:name="Tinos" svg:font-family="Tinos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nos" fo:font-size="24pt" fo:language="de" fo:country="DE" style:font-name-asian="Roboto Thin" style:font-size-asian="24pt" style:language-asian="zh" style:country-asian="CN" style:font-name-complex="Roboto Thin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mo" fo:font-family="Arimo" style:font-family-generic="roman" style:font-pitch="variable" fo:font-size="18pt" fo:font-style="normal" fo:text-shadow="none" style:text-underline-style="none" fo:font-weight="normal" style:letter-kerning="true" style:font-name-asian="Roboto Thin" style:font-family-asian="'Roboto Thin'" style:font-family-generic-asian="system" style:font-pitch-asian="variable" style:font-size-asian="18pt" style:font-style-asian="normal" style:font-weight-asian="normal" style:font-name-complex="Roboto Thin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ohne_20_Linie" style:display-name="Objekt ohne Füllung und ohne Linie" style:family="graphic" style:parent-style-name="standard">
      <style:graphic-properties draw:stroke="none" draw:stroke-dash="Dash_20_1" draw:fill="none" draw:fill-color="#000000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2:51:04</meta:creation-date>
    <dc:date>2024-07-30T22:55:55.740633730</dc:date>
    <meta:editing-duration>PT5H13M48S</meta:editing-duration>
    <meta:editing-cycles>88</meta:editing-cycles>
    <meta:generator>LibreOffice/24.2.5.2$Linux_X86_64 LibreOffice_project/420$Build-2</meta:generator>
    <meta:document-statistic meta:object-count="22"/>
  </office:meta>
</office:document-meta>
</file>